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56in" svg:x="0.1768in" svg:y="0.0728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8431" calcext:value-type="float">
            <text:p>8431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percentage" office:value="0" calcext:value-type="percentage">
            <text:p>0.00%</text:p>
          </table:table-cell>
          <table:table-cell table:formula="of:=[.J36]/ 100" office:value-type="float" office:value="84.31" calcext:value-type="float">
            <text:p>84.31</text:p>
          </table:table-cell>
          <table:table-cell table:formula="of:=[.L3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office:value-type="float" office:value="8431" calcext:value-type="float">
            <text:p>8431</text:p>
          </table:table-cell>
          <table:table-cell/>
          <table:table-cell table:formula="of:=[.H37]/[.G3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 office:value-type="float" office:value="227" calcext:value-type="float">
            <text:p>227</text:p>
          </table:table-cell>
          <table:table-cell table:formula="of:=[.H38]/[.G38]" office:value-type="percentage" office:value="0.0264045597301384" calcext:value-type="percentage">
            <text:p>2.64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446" calcext:value-type="float">
            <text:p>446</text:p>
          </table:table-cell>
          <table:table-cell table:formula="of:=SUM([.K38] /[.J38])" office:value-type="percentage" office:value="0.0266762366170225" calcext:value-type="percentage">
            <text:p>2.67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266.762366170225" calcext:value-type="float">
            <text:p>266.7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51755" calcext:value-type="float">
            <text:p>451755</text:p>
          </table:table-cell>
          <table:table-cell table:style-name="ce1" table:formula="of:=SUM([.H3:.H65])" office:value-type="float" office:value="5548" calcext:value-type="float">
            <text:p>5548</text:p>
          </table:table-cell>
          <table:table-cell table:formula="of:=[.H67]/[.G67]" office:value-type="percentage" office:value="0.012280993016126" calcext:value-type="percentage">
            <text:p>1.23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2:10:01.264574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2-02-06T12:10:30.122661127</dc:date>
    <meta:editing-duration>P2DT17H53M18S</meta:editing-duration>
    <meta:editing-cycles>176</meta:editing-cycles>
    <meta:generator>LibreOffice/6.4.7.2$Linux_X86_64 LibreOffice_project/40$Build-2</meta:generator>
    <meta:document-statistic meta:table-count="2" meta:cell-count="132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84.31">
                <text:p>84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446">
                <text:p>446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266.762366170225">
                <text:p>266.76236617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